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cc00" style:text-align-source="fix" style:repeat-content="false" fo:border-left="0.99pt ridg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66ccff" style:text-align-source="fix" style:repeat-content="false" fo:border-left="0.99pt ridg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d320" style:text-align-source="fix" style:repeat-content="false" fo:border-left="0.99pt ridg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ridge #000000" fo:background-color="#ffd320" style:text-align-source="fix" style:repeat-content="false" fo:border-left="0.99pt ridg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/>
      <style:paragraph-properties fo:text-align="center" fo:margin-left="0in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99pt ridge #000000" fo:background-color="#ffd32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0.99pt ridge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66ccff" style:text-align-source="fix" style:repeat-content="false" fo:border-left="none" fo:border-right="0.99pt ridge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66ccff" style:text-align-source="fix" style:repeat-content="false" fo:border-left="none" fo:border-right="0.99pt ridge #000000" fo:border-top="non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0.99pt groove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66ccff" style:text-align-source="fix" style:repeat-content="false" fo:border-left="0.99pt groov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d320" style:text-align-source="fix" style:repeat-content="false" fo:border-left="0.99pt groove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groove #000000"/>
      <style:paragraph-properties fo:text-align="center" fo:margin-left="0in"/>
    </style:style>
    <style:style style:name="ce28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99pt groove #000000" fo:border-top="0.99pt groove #00000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66ccff" style:text-align-source="fix" style:repeat-content="false" fo:border-left="none" fo:border-right="0.99pt groove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66ccff" style:text-align-source="fix" style:repeat-content="false" fo:border-left="none" fo:border-right="0.99pt groove #000000" fo:border-top="non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in"/>
    </style:style>
  </office:automatic-styles>
  <office:body>
    <office:spreadsheet>
      <table:calculation-settings table:automatic-find-labels="false"/>
      <table:table table:name="RGB2YUV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number-columns-repeated="1020" table:default-cell-style-name="ce8"/>
        <table:table-row table:style-name="ro1">
          <table:table-cell table:style-name="ce1"/>
          <table:table-cell table:style-name="ce9" table:number-columns-repeated="3"/>
          <table:table-cell table:style-name="ce1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RGB2YUV</text:p>
          </table:table-cell>
          <table:covered-table-cell table:style-name="ce10"/>
          <table:covered-table-cell table:style-name="ce16"/>
          <table:table-cell table:style-name="ce9"/>
          <table:table-cell table:style-name="ce21" office:value-type="string" calcext:value-type="string" table:number-columns-spanned="3" table:number-rows-spanned="1">
            <text:p>YUV2RGB</text:p>
          </table:table-cell>
          <table:covered-table-cell table:style-name="ce27"/>
          <table:covered-table-cell table:style-name="ce29"/>
          <table:table-cell table:number-columns-repeated="1017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1" office:value-type="float" office:value="255" calcext:value-type="float">
            <text:p>255</text:p>
          </table:table-cell>
          <table:table-cell table:style-name="ce17"/>
          <table:table-cell/>
          <table:table-cell table:style-name="ce22" office:value-type="string" calcext:value-type="string">
            <text:p>Y</text:p>
          </table:table-cell>
          <table:table-cell table:style-name="ce12" office:value-type="float" office:value="16" calcext:value-type="float">
            <text:p>16</text:p>
          </table:table-cell>
          <table:table-cell table:style-name="ce30" table:formula="of:=[.$F$3]-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1" office:value-type="float" office:value="255" calcext:value-type="float">
            <text:p>255</text:p>
          </table:table-cell>
          <table:table-cell table:style-name="ce17"/>
          <table:table-cell/>
          <table:table-cell table:style-name="ce22" office:value-type="string" calcext:value-type="string">
            <text:p>U</text:p>
          </table:table-cell>
          <table:table-cell table:style-name="ce13" office:value-type="float" office:value="128" calcext:value-type="float">
            <text:p>128</text:p>
          </table:table-cell>
          <table:table-cell table:style-name="ce30" table:formula="of:=[.$F$4]-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7"/>
          <table:table-cell/>
          <table:table-cell table:style-name="ce22" office:value-type="string" calcext:value-type="string">
            <text:p>V</text:p>
          </table:table-cell>
          <table:table-cell table:style-name="ce13" office:value-type="float" office:value="128" calcext:value-type="float">
            <text:p>128</text:p>
          </table:table-cell>
          <table:table-cell table:style-name="ce31" table:formula="of:=[.$F$5]-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/>
          <table:table-cell table:style-name="ce17"/>
          <table:table-cell/>
          <table:table-cell table:style-name="ce23"/>
          <table:table-cell/>
          <table:table-cell table:style-name="ce32"/>
          <table:table-cell table:number-columns-repeated="1017"/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12" table:formula="of:=FLOOR((66*[.$B$3]+129*[.$B$4]+25*[.$B$5]+128)/256+16)" office:value-type="float" office:value="210" calcext:value-type="float">
            <text:p>210</text:p>
          </table:table-cell>
          <table:table-cell table:style-name="ce18" table:formula="of:=[.$B$7]-16" office:value-type="float" office:value="194" calcext:value-type="float">
            <text:p>194</text:p>
          </table:table-cell>
          <table:table-cell/>
          <table:table-cell table:style-name="ce24" office:value-type="string" calcext:value-type="string">
            <text:p>R</text:p>
          </table:table-cell>
          <table:table-cell table:style-name="ce14" table:formula="of:=FLOOR((298*[.$G$3]+409*[.$G$5]+128)/256)" office:value-type="float" office:value="0" calcext:value-type="float">
            <text:p>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3" table:formula="of:=FLOOR((-38*[.$B$3]-74*[.$B$4]+112*[.$B$5]+128)/256+128)" office:value-type="float" office:value="16" calcext:value-type="float">
            <text:p>16</text:p>
          </table:table-cell>
          <table:table-cell table:style-name="ce18" table:formula="of:=[.$B$8]-128" office:value-type="float" office:value="-112" calcext:value-type="float">
            <text:p>-112</text:p>
          </table:table-cell>
          <table:table-cell/>
          <table:table-cell table:style-name="ce24" office:value-type="string" calcext:value-type="string">
            <text:p>G</text:p>
          </table:table-cell>
          <table:table-cell table:style-name="ce14" table:formula="of:=FLOOR((298*[.$G$3]-100*[.$G$4]-208*[.$G$5]+128)/256)" office:value-type="float" office:value="0" calcext:value-type="float">
            <text:p>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" office:value-type="string" calcext:value-type="string">
            <text:p>V</text:p>
          </table:table-cell>
          <table:table-cell table:style-name="ce13" table:formula="of:=FLOOR((112*[.$B$3]-94*[.$B$4]-18*[.$B$5]+128)/256+128)" office:value-type="float" office:value="146" calcext:value-type="float">
            <text:p>146</text:p>
          </table:table-cell>
          <table:table-cell table:style-name="ce19" table:formula="of:=[.$B$9]-128" office:value-type="float" office:value="18" calcext:value-type="float">
            <text:p>18</text:p>
          </table:table-cell>
          <table:table-cell/>
          <table:table-cell table:style-name="ce24" office:value-type="string" calcext:value-type="string">
            <text:p>B</text:p>
          </table:table-cell>
          <table:table-cell table:style-name="ce14" table:formula="of:=FLOOR((298*[.$G$3]+516*[.$G$4]+128)/256)" office:value-type="float" office:value="0" calcext:value-type="float">
            <text:p>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7"/>
          <table:table-cell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14" table:formula="of:=FLOOR((298*[.$C$7]+409*[.$C$9]+128)/256)" office:value-type="float" office:value="255" calcext:value-type="float">
            <text:p>255</text:p>
          </table:table-cell>
          <table:table-cell table:style-name="ce17"/>
          <table:table-cell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14" table:formula="of:=FLOOR((298*[.$C$7]-100*[.$C$8]-208*[.$C$9]+128)/256)" office:value-type="float" office:value="255" calcext:value-type="float">
            <text:p>255</text:p>
          </table:table-cell>
          <table:table-cell table:style-name="ce17"/>
          <table:table-cell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5" table:formula="of:=FLOOR((298*[.$C$7]+516*[.$C$8]+128)/256)" office:value-type="float" office:value="0" calcext:value-type="float">
            <text:p>0</text:p>
          </table:table-cell>
          <table:table-cell table:style-name="ce20"/>
          <table:table-cell/>
          <table:table-cell table:style-name="ce26"/>
          <table:table-cell table:style-name="ce28"/>
          <table:table-cell table:style-name="ce33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8:14:06.032750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2T11:12:29.044255052</meta:creation-date>
    <dc:date>2023-08-23T18:14:24.669736854</dc:date>
    <meta:editing-duration>PT27M20S</meta:editing-duration>
    <meta:editing-cycles>10</meta:editing-cycles>
    <meta:generator>LibreOffice/7.5.5.2$Linux_X86_64 LibreOffice_project/50$Build-2</meta:generator>
    <meta:document-statistic meta:table-count="1" meta:cell-count="38" meta:object-count="0"/>
  </office:meta>
</office:document-meta>
</file>